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1.402cm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  <style:text-properties fo:font-family="'Liberation Sans'" style:font-family-generic="swiss" style:font-pitch="variable"/>
    </style:style>
    <style:style style:name="P5" style:family="paragraph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P6" style:family="paragraph"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style:font-size-asian="10pt" style:font-weight-asian="bold" style:font-size-complex="10pt" style:font-weight-complex="bold"/>
    </style:style>
    <style:style style:name="T7" style:family="text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8" style:family="text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family="'Liberation Mono'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11" style:family="text">
      <style:text-properties fo:font-family="'Liberation Sans'" style:font-family-generic="swiss" style:font-pitch="variable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family="'Liberation Mono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.5cm" svg:x="0.6cm" svg:y="3.5cm">
          <text:p text:style-name="P1"><text:span text:style-name="T1">Site source svn</text:span></text:p>
          <text:p text:style-name="P1"><text:span text:style-name="T2">/repos/</text:span><text:span text:style-name="T3">asf/maven/site/trunk</text:span><text:span text:style-name="T2">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7cm" svg:height="1.5cm" svg:x="11.85cm" svg:y="3.5cm">
          <text:p text:style-name="P1"><text:span text:style-name="T1">Site staging svn</text:span></text:p>
          <text:p text:style-name="P1"><text:span text:style-name="T2">/repos/</text:span><text:span text:style-name="T3">infra/websites/staging/maven</text:span><text:span text:style-name="T2">/content/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5.284cm" svg:height="0.5cm" svg:x="6.2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8cm" svg:height="0.5cm" draw:transform="rotate (1.5707963267949) translate (15.1cm 8cm)">
          <text:p/>
          <draw:enhanced-geometry svg:viewBox="0 0 21600 21600" draw:mirror-vertical="true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.4cm" svg:height="1.2cm" svg:x="12.65cm" svg:y="8.2cm">
          <text:p text:style-name="P3"><text:span text:style-name="T4">Site staging</text:span></text:p>
          <text:p text:style-name="P3"><text:span text:style-name="T5">http://maven.staging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0.5cm" svg:x="19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7.58cm" svg:height="1.5cm" svg:x="22.07cm" svg:y="3.5cm">
          <text:p text:style-name="P1"><text:span text:style-name="T1">Site prod svn</text:span></text:p>
          <text:p text:style-name="P1"><text:span text:style-name="T2">/repos/</text:span><text:span text:style-name="T3">infra/websites/production/maven</text:span><text:span text:style-name="T2">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2.81cm" svg:height="0.5cm" draw:transform="rotate (1.5707963267949) translate (25.61cm 8cm)">
          <text:p/>
          <draw:enhanced-geometry svg:viewBox="0 0 21600 21600" draw:mirror-vertical="true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1.21cm" svg:x="23.86cm" svg:y="8.2cm">
          <text:p text:style-name="P3"><text:span text:style-name="T4">Site</text:span></text:p>
          <text:p text:style-name="P3"><text:span text:style-name="T5">http://maven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7.225cm" svg:height="1.462cm" svg:x="5.4cm" svg:y="2.1cm">
          <draw:text-box>
            <text:p text:style-name="P1">Buildbot</text:p>
            <text:p text:style-name="P1"><text:span text:style-name="T2">http://ci.apache.org/builders/maven-site-staging</text:span></text:p>
          </draw:text-box>
        </draw:frame>
        <draw:frame draw:style-name="gr5" draw:text-style-name="P4" draw:layer="layout" svg:width="5.891cm" svg:height="1.318cm" svg:x="17.9cm" svg:y="2.1cm">
          <draw:text-box>
            <text:p text:style-name="P4">CMS publish</text:p>
            <text:p text:style-name="P4"><text:span text:style-name="T6">https://cms.apache.org/maven/publish</text:span></text:p>
          </draw:text-box>
        </draw:frame>
        <draw:frame draw:style-name="gr5" draw:text-style-name="P5" draw:layer="layout" svg:width="2.026cm" svg:height="0.611cm" svg:x="3.437cm" svg:y="6.5cm">
          <draw:text-box>
            <text:p><text:span text:style-name="T7">mvn site</text:span></text:p>
          </draw:text-box>
        </draw:frame>
        <draw:frame draw:style-name="gr5" draw:text-style-name="P6" draw:layer="layout" svg:width="2.377cm" svg:height="0.683cm" svg:x="15.362cm" svg:y="6.2cm">
          <draw:text-box>
            <text:p text:style-name="P6">snvpubsub</text:p>
          </draw:text-box>
        </draw:frame>
        <draw:frame draw:style-name="gr6" draw:text-style-name="P6" draw:layer="layout" svg:width="2.377cm" svg:height="0.683cm" svg:x="25.872cm" svg:y="6.201cm">
          <draw:text-box>
            <text:p text:style-name="P6">snvpubsub</text:p>
          </draw:text-box>
        </draw:frame>
        <draw:frame draw:style-name="gr5" draw:text-style-name="P4" draw:layer="layout" svg:width="4.786cm" svg:height="1.318cm" svg:x="0.957cm" svg:y="2.1cm">
          <draw:text-box>
            <text:p text:style-name="P4">CMS edit</text:p>
            <text:p text:style-name="P4"><text:span text:style-name="T6">https://cms.apache.org/maven</text:span></text:p>
          </draw:text-box>
        </draw:frame>
        <draw:frame draw:style-name="gr5" draw:text-style-name="P4" draw:layer="layout" svg:width="3cm" svg:height="0.962cm" svg:x="1.85cm" svg:y="5.038cm">
          <draw:text-box>
            <text:p text:style-name="P4">local edit</text:p>
          </draw:text-box>
        </draw:frame>
        <draw:custom-shape draw:style-name="gr7" draw:text-style-name="P1" draw:layer="layout" svg:width="2cm" svg:height="0.5cm" draw:transform="rotate (1.5707963267949) translate (3.1cm 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7.36cm" svg:height="0.971cm" svg:x="5.14cm" svg:y="5cm">
          <draw:text-box>
            <text:p><text:span text:style-name="T7">svn update <text:s text:c="7"/></text:span><text:span text:style-name="T8">svn ci target/site</text:span></text:p>
            <text:p><text:span text:style-name="T7"><text:s text:c="10"/></text:span><text:span text:style-name="T7">mvn site</text:span></text:p>
          </draw:text-box>
        </draw:frame>
        <draw:custom-shape draw:style-name="gr8" draw:text-style-name="P3" draw:layer="layout" svg:width="1.9cm" svg:height="1.2cm" svg:x="2.4cm" svg:y="8.2cm">
          <text:p text:style-name="P3"><text:span text:style-name="T4">Local site</text:span></text:p>
          <text:p text:style-name="P3"><text:span text:style-name="T5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5cm" svg:height="2.5cm" svg:x="0.1cm" svg:y="11.2cm">
          <text:p text:style-name="P1"><text:span text:style-name="T1">Component source scm</text:span></text:p>
          <text:p text:style-name="P1"><text:span text:style-name="T2">svn :</text:span></text:p>
          <text:p text:style-name="P1"><text:span text:style-name="T2">/repos/</text:span><text:span text:style-name="T3">asf/maven/xxx/trunk</text:span><text:span text:style-name="T2">/yyy</text:span></text:p>
          <text:p text:style-name="P1"><text:span text:style-name="T2">git :</text:span></text:p>
          <text:p text:style-name="P1"><text:span text:style-name="T2">https://git-wip-us.apache.org/repos/asf/xx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4.6cm" svg:height="1.5cm" svg:x="1.05cm" svg:y="16.25cm">
          <text:p text:style-name="P3"><text:span text:style-name="T4">Local site</text:span></text:p>
          <text:p text:style-name="P3"><text:span text:style-name="T5">target/site</text:span></text:p>
          <text:p text:style-name="P3"><text:span text:style-name="T9">(multi-module) </text:span><text:span text:style-name="T5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294cm" svg:height="1.356cm" svg:x="3.4cm" svg:y="14.144cm">
          <draw:text-box>
            <text:p><text:span text:style-name="T10">mvn -Prun-its package</text:span></text:p>
            <text:p><text:span text:style-name="T7">mvn -Preporting site</text:span></text:p>
            <text:p><text:span text:style-name="T11">(multi-module) </text:span><text:span text:style-name="T7">mvn site:stage</text:span></text:p>
          </draw:text-box>
        </draw:frame>
        <draw:custom-shape draw:style-name="gr3" draw:text-style-name="P1" draw:layer="layout" svg:width="5.5cm" svg:height="0.5cm" svg:x="5.9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5.646cm" svg:height="0.611cm" svg:x="5.817cm" svg:y="17.295cm">
          <draw:text-box>
            <text:p><text:span text:style-name="T7">mvn scm-publish:publish-scm</text:span></text:p>
          </draw:text-box>
        </draw:frame>
        <draw:custom-shape draw:style-name="gr2" draw:text-style-name="P2" draw:layer="layout" svg:width="7.58cm" svg:height="1.5cm" svg:x="11.56cm" svg:y="16.25cm">
          <text:p text:style-name="P1"><text:span text:style-name="T1">Component staging svn</text:span></text:p>
          <text:p text:style-name="P1"><text:span text:style-name="T2">/repos/</text:span><text:span text:style-name="T3">infra/websites/production/maven</text:span><text:span text:style-name="T2">/content</text:span><text:span text:style-name="T2"><text:line-break/></text:span><text:span text:style-name="T5">/xxx-archives/yyy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2cm" svg:height="0.5cm" draw:transform="rotate (1.5707963267949) translate (3.1cm 16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5cm" svg:height="1.21cm" svg:x="11.6cm" svg:y="11.845cm">
          <text:p text:style-name="P3"><text:span text:style-name="T4">Component documentation </text:span><text:span text:style-name="T4">staging</text:span></text:p>
          <text:p text:style-name="P3"><text:span text:style-name="T5">http://maven.apache.org/xxx-archives/yyy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cm" svg:height="1.21cm" svg:x="22.11cm" svg:y="11.845cm">
          <text:p text:style-name="P3"><text:span text:style-name="T4">Component documentation</text:span></text:p>
          <text:p text:style-name="P3"><text:span text:style-name="T5">http://maven.apache.org/yyy</text:span></text:p>
          <text:p text:style-name="P3"><text:span text:style-name="T5">http://maven.apache.org/xxx-archives/yyy-$vers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cm" svg:height="0.5cm" draw:transform="rotate (1.5707963267949) translate (15.1cm 16cm)">
          <text:p/>
          <draw:enhanced-geometry svg:viewBox="0 0 21600 21600" draw:mirror-vertical="false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377cm" svg:height="0.683cm" svg:x="15.462cm" svg:y="14.4cm">
          <draw:text-box>
            <text:p text:style-name="P6">snvpubsub</text:p>
          </draw:text-box>
        </draw:frame>
        <draw:custom-shape draw:style-name="gr3" draw:text-style-name="P1" draw:layer="layout" svg:width="2.23cm" svg:height="0.5cm" svg:x="19.47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7cm" svg:height="18.2cm" draw:transform="rotate (-1.5707963267949) translate (29.6cm 10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4.541cm" svg:height="2.856cm" svg:x="18.223cm" svg:y="4.717cm">
          <draw:text-box>
            <text:p text:style-name="P2">replace production</text:p>
            <text:p text:style-name="P2">with staging content</text:p>
            <text:p text:style-name="P2">+</text:p>
            <text:p text:style-name="P2">re-add non-CMS based</text:p>
            <text:p text:style-name="P2">content identified by</text:p>
            <text:p text:style-name="P2"><text:span text:style-name="T12">extpaths.txt</text:span></text:p>
          </draw:text-box>
        </draw:frame>
        <draw:custom-shape draw:style-name="gr2" draw:text-style-name="P2" draw:layer="layout" svg:width="7.58cm" svg:height="2cm" svg:x="22.07cm" svg:y="16cm">
          <text:p text:style-name="P1"><text:span text:style-name="T1">Component staging svn</text:span></text:p>
          <text:p text:style-name="P1"><text:span text:style-name="T2">/repos/</text:span><text:span text:style-name="T3">infra/websites/production/maven</text:span><text:span text:style-name="T2">/content</text:span><text:span text:style-name="T2"><text:line-break/></text:span><text:span text:style-name="T5">/xxx-archives/yyy-$version</text:span></text:p>
          <text:p text:style-name="P1"><text:span text:style-name="T5">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5" draw:layer="layout" svg:width="6.217cm" svg:height="1.331cm" svg:x="17.355cm" svg:y="17.889cm">
          <draw:text-box>
            <text:p><text:span text:style-name="T7">svn cp ...-LATEST ...-$version</text:span></text:p>
            <text:p><text:span text:style-name="T8">svn rm /yyy</text:span></text:p>
            <text:p><text:span text:style-name="T8">svn cp ...-$version /yyy</text:span></text:p>
          </draw:text-box>
        </draw:frame>
        <draw:line draw:style-name="gr10" draw:text-style-name="P1" draw:layer="layout" svg:x1="20.5cm" svg:y1="10.6cm" svg:x2="20.5cm" svg:y2="7.5cm">
          <text:p/>
        </draw:line>
        <draw:custom-shape draw:style-name="gr3" draw:text-style-name="P1" draw:layer="layout" svg:width="2.6cm" svg:height="0.5cm" draw:transform="rotate (1.5707963267949) translate (25.601cm 15.8cm)">
          <text:p/>
          <draw:enhanced-geometry svg:viewBox="0 0 21600 21600" draw:mirror-vertical="false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377cm" svg:height="0.683cm" svg:x="25.963cm" svg:y="14.4cm">
          <draw:text-box>
            <text:p text:style-name="P6">snvpubsu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3-09-21T22:00:12</dc:date>
    <meta:editing-duration>PT5H39M18S</meta:editing-duration>
    <meta:editing-cycles>7</meta:editing-cycles>
    <meta:generator>LibreOffice/4.0.2.2$Linux_X86_64 LibreOffice_project/400m0$Build-2</meta:generator>
    <meta:document-statistic meta:object-count="38"/>
  </office:meta>
</office:document-meta>
</file>